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mepage</text:span><text:line-break/></text:p>
      <text:p text:style-name="Standard">0045 6013 5070<text:line-break/>Font Family : Roboto<text:line-break/>Font Weight : Regular<text:line-break/>Font Size : 15 px<text:line-break/>Font Color : #ffffff</text:p>
      <text:p text:style-name="Standard"/>
      <text:p text:style-name="Standard"/>
      <text:p text:style-name="Standard">Delivery <text:s text:c="6"/>Terms <text:s text:c="10"/>About us <text:s text:c="15"/>FAQ <text:s text:c="14"/>Contact us</text:p>
      <text:p text:style-name="Standard">LOG IN <text:s text:c="13"/>CREATE CUSTOMER</text:p>
      <text:p text:style-name="Standard">Font Family : Roboto<text:line-break/>Font Weight : Regular<text:line-break/>Font Size : 13 px<text:line-break/>Font Color : #ffffff</text:p>
      <text:p text:style-name="Standard"/>
      <text:p text:style-name="Standard">Fully TPD compliant custom labeling <text:s text:c="10"/>XX active TPD notifications in 24 EU languages</text:p>
      <text:p text:style-name="Standard">Font Family : Roboto<text:line-break/>Font Weight : Regular<text:line-break/>Font Size :14 px<text:line-break/>Font Color : #464646</text:p>
      <text:p text:style-name="Standard"/>
      <text:p text:style-name="Standard">All products <text:s text:c="13"/>What are you looking for...</text:p>
      <text:p text:style-name="Standard">Font Family : Roboto<text:line-break/>Font Weight : Regular<text:line-break/>Font Size :12 px<text:line-break/>Font Color : #464646</text:p>
      <text:p text:style-name="Standard"/>
      <text:p text:style-name="Standard">143</text:p>
      <text:p text:style-name="Standard">Font Family : Roboto<text:line-break/>Font Weight : Regular<text:line-break/>Font Size :9.37 px<text:line-break/>Font Color : #ffffff</text:p>
      <text:p text:style-name="Standard"/>
      <text:p text:style-name="Standard">SHOW ONLY LEGAL PRODUCTS FOR:</text:p>
      <text:p text:style-name="Standard">Font Family : Roboto<text:line-break/>Font Weight : Regular<text:line-break/>Font Size :10.2 px<text:line-break/>Font Color : #ababab</text:p>
      <text:p text:style-name="Standard"/>
      <text:p text:style-name="Standard">Show All</text:p>
      <text:p text:style-name="Standard">Font Family : Roboto<text:line-break/>Font Weight : Regular<text:line-break/>Font Size :12 px<text:line-break/>Font Color : #a2a2a2</text:p>
      <text:p text:style-name="Standard"/>
      <text:p text:style-name="Standard">SHOP BY BRAND <text:s text:c="11"/>SHOP BY CATEGORY <text:s text:c="8"/>NEW <text:s text:c="11"/>PRE-ORDER <text:s text:c="17"/>STOCK CLEARANCE <text:s text:c="22"/>QUICK ORDER</text:p>
      <text:p text:style-name="Standard"><text:soft-page-break/>Font Family : Roboto<text:line-break/>Font Weight : Regular<text:line-break/>Font Size :13 px<text:line-break/>Font Color : #ffffff</text:p>
      <text:p text:style-name="Standard"/>
      <text:p text:style-name="Standard"><text:span text:style-name="T2">DAY TO DAY </text:span><text:s/>delivery in EU</text:p>
      <text:p text:style-name="Standard"/>
      <text:p text:style-name="Standard"><text:span text:style-name="T2">PerSONAL GUIDANCE</text:span> by our experienced sales team</text:p>
      <text:p text:style-name="Standard"/>
      <text:p text:style-name="Standard"><text:span text:style-name="T2">TPD COMPLIANCE</text:span> products and guidance</text:p>
      <text:p text:style-name="Standard"/>
      <text:p text:style-name="Standard"><text:span text:style-name="T2">100% quality</text:span> product guarantee</text:p>
      <text:p text:style-name="Standard">Font Family : Myriad Pro<text:line-break/>Font Weight : Regular<text:line-break/>Font Size :14px<text:line-break/>Font Color : #ffffff</text:p>
      <text:p text:style-name="Standard"/>
      <text:p text:style-name="Standard">EXPLORE</text:p>
      <text:p text:style-name="Standard">Font Family : Roboto<text:line-break/>Font Weight : Regular<text:line-break/>Font Size :16 px<text:line-break/>Font Color : #464646</text:p>
      <text:p text:style-name="Standard"/>
      <text:p text:style-name="Standard">BUY NOW</text:p>
      <text:p text:style-name="Standard">Font Family : Roboto<text:line-break/>Font Weight : Bold<text:line-break/>Font Size :16 px<text:line-break/>Font Color : #ffffff</text:p>
      <text:p text:style-name="Standard"/>
      <text:p text:style-name="Standard">JUST ARRIVED</text:p>
      <text:p text:style-name="Standard">PRE-ORDER</text:p>
      <text:p text:style-name="Standard">STOCK CLEARANCE</text:p>
      <text:p text:style-name="Standard">Font Family : Roboto<text:line-break/>Font Weight : Bold<text:line-break/>Font Size :30 px<text:line-break/>Font Color : #ffffff</text:p>
      <text:p text:style-name="Standard"/>
      <text:p text:style-name="Standard">JUST ARRIVED</text:p>
      <text:p text:style-name="Standard">Font Family : Roboto<text:line-break/>Font Weight : Bold<text:line-break/>Font Size :24 px<text:line-break/>Font Color : #303030</text:p>
      <text:p text:style-name="Standard"/>
      <text:p text:style-name="Standard">BANNER STRIPE</text:p>
      <text:p text:style-name="Standard">Font Family : Roboto<text:line-break/>Font Weight : Bold<text:line-break/>Font Size :50 px<text:line-break/>Font Color : #ffffff</text:p>
      <text:p text:style-name="Standard"/>
      <text:p text:style-name="Standard"><text:soft-page-break/>STOCK CLEARANCE</text:p>
      <text:p text:style-name="Standard">Font Family : Roboto<text:line-break/>Font Weight : Bold<text:line-break/>Font Size :24 px<text:line-break/>Font Color : #303030</text:p>
      <text:p text:style-name="Standard"/>
      <text:p text:style-name="Standard">WE OFFER ONLY THE BEST PRODUCTS</text:p>
      <text:p text:style-name="Standard">Font Family : Roboto<text:line-break/>Font Weight : Bold<text:line-break/>Font Size :20 px<text:line-break/>Font Color : #303030</text:p>
      <text:p text:style-name="Standard"/>
      <text:p text:style-name="Standard">efuma.com sells genuine and high quality products manufactured by trusted brands that is bound to make great products and to ensure best vaping experience.</text:p>
      <text:p text:style-name="Standard"/>
      <text:p text:style-name="Standard">As we value our customers, efuma create an online shop for a hassle free shopping of your favorite electronic cigarettes and its accessories. We also offer the best market price, promos and discounts to our loyal clients and rest assured a fast shipped delivery</text:p>
      <text:p text:style-name="Standard"/>
      <text:p text:style-name="Standard">We pride our selves as a top online shop seller to bring the best products such as Clearomizers, Batteries, MODS, Coils, Starter Kits and many others that is pertaining to vaping and even tools, accessories and Do-it-yourself (DIY) e-cigarette products.</text:p>
      <text:p text:style-name="Standard"/>
      <text:p text:style-name="Standard">Our goal is to provide our customers with high quality products at best market prices and an excellent customer service experience.</text:p>
      <text:p text:style-name="Standard">Font Family : Roboto<text:line-break/>Font Weight : Light<text:line-break/>Font Size :18 px<text:line-break/>Font Color : #303030</text:p>
      <text:p text:style-name="P2"/>
      <text:p text:style-name="Standard"><text:span text:style-name="T2">TOP BRANDS</text:span> <text:s text:c="9"/><text:span text:style-name="T2">NEW BRANDS</text:span> <text:s text:c="15"/>view all brands</text:p>
      <text:p text:style-name="Standard">Font Family : Roboto<text:line-break/>Font Weight : Regular<text:line-break/>Font Size :16 px<text:line-break/>Font Color : #ffffff</text:p>
      <text:p text:style-name="Standard"/>
      <text:p text:style-name="P4"><text:s/>Search dropdown</text:p>
      <text:p text:style-name="P4"/>
      <text:p text:style-name="P3">Populære søgninger</text:p>
      <text:p text:style-name="Standard">Font Family : Roboto<text:line-break/>Font Weight : Regular<text:line-break/>Font Size :12 px<text:line-break/>Font Color : #464646</text:p>
      <text:p text:style-name="Standard"/>
      <text:p text:style-name="Standard">Vapeson</text:p>
      <text:p text:style-name="Standard">Font Family : Roboto<text:line-break/>Font Weight : Bold<text:line-break/>Font Size :12 px<text:line-break/><text:soft-page-break/>Font Color : #131313</text:p>
      <text:p text:style-name="Standard"/>
      <text:p text:style-name="Standard">POPULÆRE KATEGORIER</text:p>
      <text:p text:style-name="Standard">Font Family : Roboto<text:line-break/>Font Weight : Regular<text:line-break/>Font Size :12 px<text:line-break/>Font Color : #464646</text:p>
      <text:p text:style-name="Standard"/>
      <text:p text:style-name="Standard"><text:span text:style-name="T2">Vapeson</text:span> - with nicotine</text:p>
      <text:p text:style-name="Standard">Font Family : Roboto<text:line-break/>Font Weight : Regular<text:line-break/>Font Size :12 px<text:line-break/>Font Color : #464646</text:p>
      <text:p text:style-name="Standard"/>
      <text:p text:style-name="Standard">POPULÆRE Produkter</text:p>
      <text:p text:style-name="Standard">Font Family : Roboto<text:line-break/>Font Weight : Regular<text:line-break/>Font Size :12 px<text:line-break/>Font Color : #464646</text:p>
      <text:p text:style-name="Standard"/>
      <text:p text:style-name="Standard">10ml Vapeson PR Tobacco PG70/VG30 – Denmark</text:p>
      <text:p text:style-name="Standard">10ml Vapeson RY4 PG70/VG30 – Denmark</text:p>
      <text:p text:style-name="Standard">10ml Vapeson Blueberry PG70/VG30 – Denmark</text:p>
      <text:p text:style-name="Standard">10ml Vapeson Strawberry PG70/VG30 – Denmark</text:p>
      <text:p text:style-name="Standard">Font Family : Roboto<text:line-break/>Font Weight : Bold<text:line-break/>Font Size :12 px<text:line-break/>Font Color : #464646</text:p>
      <text:p text:style-name="Standard"/>
      <text:p text:style-name="P4">Product Hover</text:p>
      <text:p text:style-name="P4"/>
      <text:p text:style-name="P5">Quick Order</text:p>
      <text:p text:style-name="P5">Font Family : Roboto<text:line-break/>Font Weight : Regular<text:line-break/>Font Size :12.79 px<text:line-break/>Font Color : #ffffff</text:p>
      <text:p text:style-name="P5"/>
      <text:p text:style-name="P4">Product (Quick Order)</text:p>
      <text:p text:style-name="P4"/>
      <text:p text:style-name="P5">Product No: 16523</text:p>
      <text:p text:style-name="Standard">Font Family : Roboto<text:line-break/>Font Weight : Bold<text:line-break/>Font Size :12 px<text:line-break/>Font Color : #303030</text:p>
      <text:p text:style-name="Standard"/>
      <text:p text:style-name="Standard">2ml Puxos 80/100W TC Kit with Cleito Pro</text:p>
      <text:p text:style-name="P5">Font Family : Roboto<text:line-break/>Font Weight : Bold<text:line-break/><text:soft-page-break/>Font Size :25 px<text:line-break/>Font Color : #303030</text:p>
      <text:p text:style-name="P5"/>
      <text:p text:style-name="P5">Here comes Aspire Puxos TC kit which consists of the Puxos TC Box MOD with single 18650, 20700 or 21700 and the Cletio Pro subohm tank...</text:p>
      <text:p text:style-name="P5">Font Family : Roboto<text:line-break/>Font Weight : Regular<text:line-break/>Font Size :14 px<text:line-break/>Font Color : #303030</text:p>
      <text:p text:style-name="P5"/>
      <text:p text:style-name="P5">308,60 DKK</text:p>
      <text:p text:style-name="P5">Font Family : Roboto<text:line-break/>Font Weight : Regular<text:line-break/>Font Size :14.76 px<text:line-break/>Font Color : #bdbdbd</text:p>
      <text:p text:style-name="P5"/>
      <text:p text:style-name="P5">133,40 DKK</text:p>
      <text:p text:style-name="P5">Font Family : Roboto<text:line-break/>Font Weight : Bold<text:line-break/>Font Size :27.35 px<text:line-break/>Font Color : #e91d27, #bd2847</text:p>
      <text:p text:style-name="P5"/>
      <text:p text:style-name="P5">This product is legal for </text:p>
      <text:p text:style-name="P5">Font Family : Roboto<text:line-break/>Font Weight : Regular<text:line-break/>Font Size :12 px<text:line-break/>Font Color : #303030</text:p>
      <text:p text:style-name="P5"/>
      <text:p text:style-name="P5"><text:span text:style-name="T2">100% quality -</text:span> product guarantee</text:p>
      <text:p text:style-name="P5">DAY TO DAY - delivery in EU</text:p>
      <text:p text:style-name="Standard">Font Family : Myriad Pro<text:line-break/>Font Weight : Regular<text:line-break/>Font Size :10.29 px<text:line-break/>Font Color : #9b9b9b</text:p>
      <text:p text:style-name="P5"/>
      <text:p text:style-name="P5">P1</text:p>
      <text:p text:style-name="P5">P2</text:p>
      <text:p text:style-name="P5">P3</text:p>
      <text:p text:style-name="P5">P4</text:p>
      <text:p text:style-name="P5">Font Family : Roboto<text:line-break/>Font Weight : Regular<text:line-break/>Font Size :14 px<text:line-break/>Font Color : #393939</text:p>
      <text:p text:style-name="P5"/>
      <text:p text:style-name="P5">In Stock</text:p>
      <text:p text:style-name="P5">Font Family : Roboto<text:line-break/>Font Weight : Regular<text:line-break/>Font Size :10 px<text:line-break/>Font Color : #62a501</text:p>
      <text:p text:style-name="P5"><text:soft-page-break/></text:p>
      <text:p text:style-name="P5">Notify me when back in stock</text:p>
      <text:p text:style-name="P5">Font Family : Roboto<text:line-break/>Font Weight : Regular<text:line-break/>Font Size :14 px<text:line-break/>Font Color : #8e8e8e</text:p>
      <text:p text:style-name="P5"/>
      <text:p text:style-name="P5">Add to order</text:p>
      <text:p text:style-name="P5">Font Family : Roboto<text:line-break/>Font Weight : Bold<text:line-break/>Font Size :19.97 px<text:line-break/>Font Color : #ffffff</text:p>
      <text:p text:style-name="P5"/>
      <text:p text:style-name="P4">Sticky Header</text:p>
      <text:p text:style-name="P4"/>
      <text:p text:style-name="P5">SHOW ONLY LEGAL PRODUCTS FOR:</text:p>
      <text:p text:style-name="P5">Font Family : Roboto<text:line-break/>Font Weight : Regular<text:line-break/>Font Size :13 px<text:line-break/>Font Color : #ffffff</text:p>
      <text:p text:style-name="P5"/>
      <text:p text:style-name="P5">Show All</text:p>
      <text:p text:style-name="P5">Font Family : Roboto<text:line-break/>Font Weight : Regular<text:line-break/>Font Size :13 px<text:line-break/>Font Color : #a2a2a2</text:p>
      <text:p text:style-name="P5"/>
      <text:p text:style-name="P5">What are you looking for...</text:p>
      <text:p text:style-name="P5">Font Family : Roboto<text:line-break/>Font Weight : Regular<text:line-break/>Font Size :12 px<text:line-break/>Font Color : #9c9c9c</text:p>
      <text:p text:style-name="P5"/>
      <text:p text:style-name="P5"/>
      <text:p text:style-name="P4">Hover Cart</text:p>
      <text:p text:style-name="P4"/>
      <text:p text:style-name="P5">20831</text:p>
      <text:p text:style-name="P5">Font Family : Roboto<text:line-break/>Font Weight : Bold<text:line-break/>Font Size :10 px<text:line-break/>Font Color : #1e1e1e</text:p>
      <text:p text:style-name="P5"/>
      <text:p text:style-name="P5">2ml GeekVape Zeus X RTA</text:p>
      <text:p text:style-name="P5">Font Family : Roboto<text:line-break/>Font Weight : Regular<text:line-break/>Font Size :12 px<text:line-break/>Font Color : #1e1e1e</text:p>
      <text:p text:style-name="P5"/>
      <text:p text:style-name="P5"><text:soft-page-break/>Color: Black <text:s text:c="3"/>In Stock</text:p>
      <text:p text:style-name="P5">Font Family : Roboto<text:line-break/>Font Weight : Regular<text:line-break/>Font Size :10 px<text:line-break/>Font Color : #1e1e1e, 84a02e</text:p>
      <text:p text:style-name="P5"/>
      <text:p text:style-name="P5">11</text:p>
      <text:p text:style-name="P5">Font Family : Roboto<text:line-break/>Font Weight : Bold<text:line-break/>Font Size :18 px<text:line-break/>Font Color : #282828</text:p>
      <text:p text:style-name="P5"/>
      <text:p text:style-name="P5">VIEW CART</text:p>
      <text:p text:style-name="P5">Checkout</text:p>
      <text:p text:style-name="P5">Font Family : Roboto<text:line-break/>Font Weight : Bold<text:line-break/>Font Size :18 px<text:line-break/>Font Color : #8f8f8f, ffffff</text:p>
      <text:p text:style-name="P5"/>
      <text:p text:style-name="P5"/>
      <text:p text:style-name="P4">Hower Shop by brand</text:p>
      <text:p text:style-name="P4"/>
      <text:p text:style-name="P5"/>
      <text:p text:style-name="P5">SHOP BY BRAND</text:p>
      <text:p text:style-name="P5">Font Family : Roboto<text:line-break/>Font Weight : Bold<text:line-break/>Font Size :13 px<text:line-break/>Font Color : #ffffff</text:p>
      <text:p text:style-name="P5"/>
      <text:p text:style-name="P5">A B C D E F G H I J K L M N O P Q R S T U V W X Y Z</text:p>
      <text:p text:style-name="P5">Font Family : Roboto<text:line-break/>Font Weight : Regular<text:line-break/>Font Size :20 px<text:line-break/>Font Color : #464646</text:p>
      <text:p text:style-name="P5"/>
      <text:p text:style-name="P5">4Ward Retail Limited</text:p>
      <text:p text:style-name="P5">Accessories and Tools</text:p>
      <text:p text:style-name="P5">Acme Vape Labs</text:p>
      <text:p text:style-name="P5">Font Family : Roboto<text:line-break/>Font Weight : Regular<text:line-break/>Font Size :14 px<text:line-break/>Font Color : #464646</text:p>
      <text:p text:style-name="P5"/>
      <text:p text:style-name="P5"/>
      <text:p text:style-name="P4">Hower Shop by category (kits)</text:p>
      <text:p text:style-name="P4"/>
      <text:p text:style-name="P5">KITS</text:p>
      <text:p text:style-name="P5">MODS / BATTERY</text:p>
      <text:p text:style-name="P5"><text:soft-page-break/>TANK</text:p>
      <text:p text:style-name="P5">AROMA</text:p>
      <text:p text:style-name="P5">E-JUICE</text:p>
      <text:p text:style-name="P5">Accessory</text:p>
      <text:p text:style-name="P5"/>
      <text:p text:style-name="P5">TOP BRANDS</text:p>
      <text:p text:style-name="P5">Font Family : Roboto<text:line-break/>Font Weight : Bold<text:line-break/>Font Size :16 px<text:line-break/>Font Color : #464646</text:p>
      <text:p text:style-name="P5"/>
      <text:p text:style-name="P5">SMOK</text:p>
      <text:p text:style-name="P5">Font Family : Roboto<text:line-break/>Font Weight : Bold<text:line-break/>Font Size :16 px<text:line-break/>Font Color : #464646</text:p>
      <text:p text:style-name="P5"/>
      <text:p text:style-name="P5">Menu 1</text:p>
      <text:p text:style-name="P5">Font Family : Roboto<text:line-break/>Font Weight : Regular<text:line-break/>Font Size :14 px<text:line-break/>Font Color : #464646</text:p>
      <text:p text:style-name="P5"/>
      <text:p text:style-name="P5">View all</text:p>
      <text:p text:style-name="P5">Font Family : Roboto<text:line-break/>Font Weight : Regular<text:line-break/>Font Size :12 px<text:line-break/>Font Color : #c2c2c2</text:p>
      <text:p text:style-name="P5"/>
      <text:p text:style-name="P4">Category <text:s/>Page</text:p>
      <text:p text:style-name="P4"/>
      <text:p text:style-name="P5">KITS</text:p>
      <text:p text:style-name="P5">Font Family : Roboto<text:line-break/>Font Weight : Bold<text:line-break/>Font Size :20 px<text:line-break/>Font Color : #464646</text:p>
      <text:p text:style-name="P5"/>
      <text:p text:style-name="P5">Home <text:s/>&gt; <text:s/>SHOP BY CATEGORY <text:s/>&gt; <text:s/><text:span text:style-name="T2">KITS</text:span></text:p>
      <text:p text:style-name="P5">Font Family : Roboto<text:line-break/>Font Weight : Regular<text:line-break/>Font Size :10 px<text:line-break/>Font Color : #464646</text:p>
      <text:p text:style-name="P5"/>
      <text:p text:style-name="P5">BRANDS</text:p>
      <text:p text:style-name="P5">Font Family : Roboto<text:line-break/>Font Weight : Bold<text:line-break/>Font Size :14 px<text:line-break/>Font Color : #464646</text:p>
      <text:p text:style-name="P5"><text:soft-page-break/></text:p>
      <text:p text:style-name="P5">Search brand</text:p>
      <text:p text:style-name="P5">Font Family : Roboto<text:line-break/>Font Weight : Light<text:line-break/>Font Size :14 px<text:line-break/>Font Color : #c3c3c3</text:p>
      <text:p text:style-name="P5"/>
      <text:p text:style-name="P5">Aspire</text:p>
      <text:p text:style-name="P5">Joyetech</text:p>
      <text:p text:style-name="P5">SMOK</text:p>
      <text:p text:style-name="P5">KangerTech</text:p>
      <text:p text:style-name="P5">Wismec</text:p>
      <text:p text:style-name="P5">Font Family : Roboto<text:line-break/>Font Weight : Regular<text:line-break/>Font Size :14 px<text:line-break/>Font Color : #a0a0a0</text:p>
      <text:p text:style-name="P5"/>
      <text:p text:style-name="P5">View more</text:p>
      <text:p text:style-name="P5">Font Family : Roboto<text:line-break/>Font Weight : Light<text:line-break/>Font Size :14 px<text:line-break/>Font Color : #a0a0a0</text:p>
      <text:p text:style-name="P5"/>
      <text:p text:style-name="P4">Product Page</text:p>
      <text:p text:style-name="P4"/>
      <text:p text:style-name="P5">Home <text:s/>&gt; <text:s/>SHOP BY CATEGORY <text:s/>&gt; <text:s/>KITS <text:s/>&gt; <text:s/><text:span text:style-name="T2">2ml Puxos 80/100W TC Kit with Cleito Pro</text:span></text:p>
      <text:p text:style-name="P5">Font Family : Roboto<text:line-break/>Font Weight : Regular<text:line-break/>Font Size :10 px<text:line-break/>Font Color : #303030</text:p>
      <text:p text:style-name="P5"/>
      <text:p text:style-name="P5"><text:span text:style-name="T2">Product No:</text:span> 16523</text:p>
      <text:p text:style-name="P5">Font Family : Roboto<text:line-break/>Font Weight : Regular<text:line-break/>Font Size :12 px<text:line-break/>Font Color : #303030</text:p>
      <text:p text:style-name="P5"/>
      <text:p text:style-name="P5">2ml Puxos 80/100W TC Kit with Cleito Pro</text:p>
      <text:p text:style-name="P5">Font Family : Roboto<text:line-break/>Font Weight : Bold<text:line-break/>Font Size :25 px<text:line-break/>Font Color : #303030</text:p>
      <text:p text:style-name="P5"/>
      <text:p text:style-name="P5">Here comes Aspire Puxos TC kit which consists of the Puxos TC Box MOD with single 18650, 20700 or 21700 and the Cletio Pro subohm tank...</text:p>
      <text:p text:style-name="P5">Font Family : Roboto<text:line-break/>Font Weight : Regular<text:line-break/>Font Size :14 px<text:line-break/><text:soft-page-break/>Font Color : #303030</text:p>
      <text:p text:style-name="P5"/>
      <text:p text:style-name="P5">308,60 DKK</text:p>
      <text:p text:style-name="P5">Font Family : Roboto<text:line-break/>Font Weight : Regular<text:line-break/>Font Size :14.76 px<text:line-break/>Font Color : #bdbdbd</text:p>
      <text:p text:style-name="P5"/>
      <text:p text:style-name="P5">133,40 DKK</text:p>
      <text:p text:style-name="P5">Font Family : Roboto<text:line-break/>Font Weight : Bold<text:line-break/>Font Size :27.35 px<text:line-break/>Font Color : #e91d27, #bd2847</text:p>
      <text:p text:style-name="P5"/>
      <text:p text:style-name="P5">This product is legal for the DK market.</text:p>
      <text:p text:style-name="P5">Font Family : Roboto<text:line-break/>Font Weight : Regular<text:line-break/>Font Size :12 px<text:line-break/>Font Color : #303030</text:p>
      <text:p text:style-name="P5"/>
      <text:p text:style-name="P5">P1 <text:s text:c="4"/>P2 <text:s text:c="4"/>P3</text:p>
      <text:p text:style-name="P5">Font Family : Roboto<text:line-break/>Font Weight : Regular<text:line-break/>Font Size :14 px<text:line-break/>Font Color : #393939</text:p>
      <text:p text:style-name="P5"/>
      <text:p text:style-name="P5">0 <text:s text:c="5"/>0 <text:s text:c="5"/>0</text:p>
      <text:p text:style-name="P5">Font Family : Roboto<text:line-break/>Font Weight : Regular<text:line-break/>Font Size :14 px<text:line-break/>Font Color : #393939</text:p>
      <text:p text:style-name="P5"/>
      <text:p text:style-name="P5">In Stock <text:s text:c="17"/>In Stock</text:p>
      <text:p text:style-name="P5">Font Family : Roboto<text:line-break/>Font Weight : Regular<text:line-break/>Font Size :10 px<text:line-break/>Font Color : #62a501</text:p>
      <text:p text:style-name="P5"/>
      <text:p text:style-name="P5">Notify me when back in stock</text:p>
      <text:p text:style-name="P5">Font Family : Roboto<text:line-break/>Font Weight : Regular<text:line-break/>Font Size :14 px<text:line-break/>Font Color : #8e8e8e</text:p>
      <text:p text:style-name="P5"/>
      <text:p text:style-name="P5">Add to order</text:p>
      <text:p text:style-name="P5">Font Family : Roboto<text:line-break/>Font Weight : Bold<text:line-break/>Font Size :19.97 px<text:line-break/>Font Color : #ffffff</text:p>
      <text:p text:style-name="P5"><text:soft-page-break/></text:p>
      <text:p text:style-name="P5">Compatible Products:</text:p>
      <text:p text:style-name="P5">Font Family : Roboto<text:line-break/>Font Weight : Bold<text:line-break/>Font Size :16 px<text:line-break/>Font Color : #303030</text:p>
      <text:p text:style-name="P5"/>
      <text:p text:style-name="P5">Packing Details:</text:p>
      <text:p text:style-name="P5">Parameters:</text:p>
      <text:p text:style-name="P5">Features:</text:p>
      <text:p text:style-name="P5">Tips:</text:p>
      <text:p text:style-name="P5">Font Family : Roboto<text:line-break/>Font Weight : Bold<text:line-break/>Font Size :16 px<text:line-break/>Font Color : #303030</text:p>
      <text:p text:style-name="P5"/>
      <text:p text:style-name="P5">1pc - Aspire Puxos TC MOD (without cell)</text:p>
      <text:p text:style-name="P5">1pc - Aspire Cleito Pro subohm tank (2ml)</text:p>
      <text:p text:style-name="P5">2pcs - Coils (0.5ohm)</text:p>
      <text:p text:style-name="P5">6pcs – O-rings</text:p>
      <text:p text:style-name="P5">1pc - 18650 battery adaptor</text:p>
      <text:p text:style-name="P5">1pc - USB cable</text:p>
      <text:p text:style-name="P5">1pc - Warning card</text:p>
      <text:p text:style-name="P5">1pc – Manual</text:p>
      <text:p text:style-name="P5">1pc - Warranty card</text:p>
      <text:p text:style-name="P5"/>
      <text:p text:style-name="P5">• Size(mm): 124 x 48 x 30</text:p>
      <text:p text:style-name="P5">• Battery: Single 18650/20700/21700 battery(not included)</text:p>
      <text:p text:style-name="P5">• Power Range: 1W-80W/100W</text:p>
      <text:p text:style-name="P5">• Screen: 0.96-inch OLED</text:p>
      <text:p text:style-name="P5">• Output Mode: VV, VW, Bypass, CPS (C1/C2/C3), TC(Ni/Ti/SS316L)</text:p>
      <text:p text:style-name="P5">and TCR(M1/M2/M3)</text:p>
      <text:p text:style-name="P5">• Thread: Spring-loaded 510 connector</text:p>
      <text:p text:style-name="P5">• Tank capacity: 2ml</text:p>
      <text:p text:style-name="P5">• Coil: 0.5ohm (60-80W)</text:p>
      <text:p text:style-name="P5"/>
      <text:list xml:id="list6793403435011181463" text:style-name="L1">
        <text:list-item>
          <text:p text:style-name="P6">Compatible with three different battery-18650/20700/21700</text:p>
        </text:list-item>
        <text:list-item>
          <text:p text:style-name="P6">100W max power with powerful VW/VV/Bypass/CPS/TV/TCR modes</text:p>
        </text:list-item>
        <text:list-item>
          <text:p text:style-name="P6">0.96 inch large OLED display</text:p>
        </text:list-item>
        <text:list-item>
          <text:p text:style-name="P6">Super easy top side fill with 2ml e-juice capacity</text:p>
        </text:list-item>
        <text:list-item>
          <text:p text:style-name="P6">0.5ohm coil also compatible with standard Cleito and Cleito EXO tanks</text:p>
        </text:list-item>
        <text:list-item>
          <text:p text:style-name="P6">Adjustable bottom airflow design</text:p>
        </text:list-item>
      </text:list>
      <text:list xml:id="list5306928389751827483" text:style-name="L2">
        <text:list-header>
          <text:p text:style-name="P7"/>
          <text:p text:style-name="P7"/>
          <text:p text:style-name="P7">- 510 thread</text:p>
          <text:p text:style-name="P7">- Ejuice and battery NOT included</text:p>
          <text:p text:style-name="P7">- Please note that the 0.5ohm coil is only compatible with the Aspire Cleito Tank Kit(3.5ml standard version) and Cleito EXO Tank( 3.5ml standard version).</text:p>
        </text:list-header>
      </text:list>
      <text:p text:style-name="P5"/>
      <text:p text:style-name="P5"><text:soft-page-break/></text:p>
      <text:p text:style-name="P5">Shipping Restriction: Due to exclusive distributor of ASPIRE we ONLY send Aspire Products to customers in Denmark, Poland, Croatia, Finland, Iceland, Sweden, Norway, Switzerland, Faroe Islands, Czech Republic, Slovakia, Romania and Greenland</text:p>
      <text:p text:style-name="P5">Font Family : Roboto<text:line-break/>Font Weight : Regular<text:line-break/>Font Size :16 px<text:line-break/>Font Color : #303030</text:p>
      <text:p text:style-name="P5"/>
      <text:p text:style-name="P5">Others also bought:</text:p>
      <text:p text:style-name="P5">Font Family : Roboto<text:line-break/>Font Weight : Bold<text:line-break/>Font Size :16 px<text:line-break/>Font Color : #303030</text:p>
      <text:p text:style-name="P5"/>
      <text:p text:style-name="P4">Create Customer Page</text:p>
      <text:p text:style-name="P4"/>
      <text:p text:style-name="P4"/>
      <text:p text:style-name="P5">Create An Account</text:p>
      <text:p text:style-name="P5">Font Family : Roboto<text:line-break/>Font Weight : Bold<text:line-break/>Font Size :30 px<text:line-break/>Font Color : #c22743</text:p>
      <text:p text:style-name="P5"/>
      <text:p text:style-name="P5">PERSONAL INFORMATION</text:p>
      <text:p text:style-name="P5">COMPANY INFORMATION</text:p>
      <text:p text:style-name="P5">LOGIN INFORMATION</text:p>
      <text:p text:style-name="P5">Font Family : Roboto<text:line-break/>Font Weight : Bold<text:line-break/>Font Size :16 px<text:line-break/>Font Color : #464646</text:p>
      <text:p text:style-name="P5"/>
      <text:p text:style-name="P5">First Name</text:p>
      <text:p text:style-name="P5">Font Family : Roboto<text:line-break/>Font Weight : Regular<text:line-break/>Font Size :12 px<text:line-break/>Font Color : #464646</text:p>
      <text:p text:style-name="P5"/>
      <text:p text:style-name="P5">Denmark</text:p>
      <text:p text:style-name="P5">Font Family : Roboto<text:line-break/>Font Weight : Regular<text:line-break/>Font Size :14 px<text:line-break/>Font Color : #464646</text:p>
      <text:p text:style-name="P5"/>
      <text:p text:style-name="P5">SUBMIT</text:p>
      <text:p text:style-name="P5">Font Family : Roboto<text:line-break/>Font Weight : Bold<text:line-break/>Font Size :24 px<text:line-break/><text:soft-page-break/>Font Color : #ffffff</text:p>
      <text:p text:style-name="P5"/>
      <text:p text:style-name="P5">Required Fields</text:p>
      <text:p text:style-name="P5">Font Family : Roboto<text:line-break/>Font Weight : Regular<text:line-break/>Font Size :16 px<text:line-break/>Font Color : #bf3b48</text:p>
      <text:p text:style-name="P5"/>
      <text:p text:style-name="P4">Quick Order</text:p>
      <text:p text:style-name="P4"/>
      <text:p text:style-name="P5">HOW IT WORKS?</text:p>
      <text:p text:style-name="P5">Font Family : Roboto<text:line-break/>Font Weight : Bold<text:line-break/>Font Size :20 px<text:line-break/>Font Color : #373737</text:p>
      <text:p text:style-name="P5"/>
      <text:list xml:id="list2100205837660067090" text:style-name="L3">
        <text:list-item>
          <text:p text:style-name="P8">Enter product name or SKU in the search bar below, than select products in the drop-down list.</text:p>
        </text:list-item>
        <text:list-item>
          <text:p text:style-name="P8">Edit the quantity of each product/variants.</text:p>
        </text:list-item>
        <text:list-item>
          <text:p text:style-name="P8">Repeat the steps above until you have chosen all the products you want.</text:p>
        </text:list-item>
        <text:list-item>
          <text:p text:style-name="P8">Click ”Add to Cart” button to add all products into your shopping cart.</text:p>
          <text:p text:style-name="P8">Font Family : Roboto<text:line-break/>Font Weight : Regular<text:line-break/>Font Size :14 px<text:line-break/>Font Color : #373737</text:p>
        </text:list-item>
      </text:list>
      <text:p text:style-name="P5"/>
      <text:p text:style-name="P5">Import products through .csv file. File size cannot exceed 1MD. Only first 500 lines will be processed (exclude headline row). First Column: SKU, Second Column: Qty. Click here to see how it works and download template file.</text:p>
      <text:list xml:id="list233326750596308" text:continue-numbering="true" text:style-name="L3">
        <text:list-header>
          <text:p text:style-name="P8">Font Family : Roboto<text:line-break/>Font Weight : Regular<text:line-break/>Font Size :14 px<text:line-break/>Font Color : #373737</text:p>
        </text:list-header>
      </text:list>
      <text:p text:style-name="P5"/>
      <text:p text:style-name="P5">UPLOAD SKU FILE</text:p>
      <text:p text:style-name="P5">Font Family : Roboto<text:line-break/>Font Weight : Regular<text:line-break/>Font Size :14 px<text:line-break/>Font Color : #373737</text:p>
      <text:p text:style-name="P5"/>
      <text:p text:style-name="P5">Product <text:s text:c="12"/>Product variants <text:s text:c="15"/>Price <text:s text:c="14"/>Qty <text:s text:c="16"/>Subtotal <text:s text:c="13"/>Action <text:s text:c="11"/></text:p>
      <text:p text:style-name="P5">Font Family : Roboto<text:line-break/>Font Weight : Regular<text:line-break/>Font Size :16 px<text:line-break/>Font Color : #ababab</text:p>
      <text:p text:style-name="P5"/>
      <text:p text:style-name="P5">Search for product here...</text:p>
      <text:p text:style-name="P5">Font Family : Roboto<text:line-break/>Font Weight : Medium<text:line-break/><text:soft-page-break/>Font Size :16 px<text:line-break/>Font Color : #d2d2d2</text:p>
      <text:p text:style-name="P5"/>
      <text:p text:style-name="P5">+ Add one</text:p>
      <text:p text:style-name="P5">Font Family : Roboto<text:line-break/>Font Weight : Regular<text:line-break/>Font Size :16 px<text:line-break/>Font Color : #ababab</text:p>
      <text:p text:style-name="P5"/>
      <text:p text:style-name="P5">Total 0 Item - Amount <text:span text:style-name="T2">DKK 0.00</text:span></text:p>
      <text:p text:style-name="P5">Font Family : Roboto<text:line-break/>Font Weight : Regular<text:line-break/>Font Size :14 px<text:line-break/>Font Color : #ababab, #be2846</text:p>
      <text:p text:style-name="P5"/>
      <text:p text:style-name="P5">Add to Cart</text:p>
      <text:p text:style-name="P5">Font Family : Roboto<text:line-break/>Font Weight : Bold<text:line-break/>Font Size :24 px<text:line-break/>Font Color : #ffffff</text:p>
      <text:p text:style-name="P5"/>
      <text:p text:style-name="P4">Quick Order (products)</text:p>
      <text:p text:style-name="P4"/>
      <text:p text:style-name="P5">2ml Puxos 80/100W TC Kit with Cleito Pro</text:p>
      <text:p text:style-name="P5">Font Family : Roboto<text:line-break/>Font Weight : Bold<text:line-break/>Font Size :13.88 px<text:line-break/>Font Color : #373737</text:p>
      <text:p text:style-name="P5"/>
      <text:p text:style-name="P5">Here comes Aspire Puxos TC kit which consists of the Puxos TC Box MOD with single 18650, 20700 or 21700 and the Cletio Pro subohm tank...</text:p>
      <text:p text:style-name="P5">Font Family : Roboto<text:line-break/>Font Weight : Regular<text:line-break/>Font Size :11.57 px<text:line-break/>Font Color : #8c8c8c</text:p>
      <text:p text:style-name="P5"><text:s/></text:p>
      <text:p text:style-name="P5">P1 <text:s text:c="4"/>P2 <text:s text:c="5"/>P3</text:p>
      <text:p text:style-name="P5">Font Family : Roboto<text:line-break/>Font Weight : Bold<text:line-break/>Font Size :13.88 px<text:line-break/>Font Color : #373737</text:p>
      <text:p text:style-name="P5"/>
      <text:p text:style-name="P5">0</text:p>
      <text:p text:style-name="P5">Font Family : Roboto<text:line-break/>Font Weight : Bold<text:line-break/>Font Size :13.88 px<text:line-break/>Font Color : #373737</text:p>
      <text:p text:style-name="P5"/>
      <text:p text:style-name="P5"><text:soft-page-break/>DKK 269.20</text:p>
      <text:p text:style-name="P5">DKK 2,153.60</text:p>
      <text:p text:style-name="P5">Font Family : Roboto<text:line-break/>Font Weight : Bold<text:line-break/>Font Size :16 px<text:line-break/>Font Color : #c72640</text:p>
      <text:p text:style-name="P5"/>
      <text:p text:style-name="P5">DKK 329.90</text:p>
      <text:p text:style-name="P5">DKK 2,639.20</text:p>
      <text:p text:style-name="P5">Font Family : Roboto<text:line-break/>Font Weight : Regular<text:line-break/>Font Size :14 px<text:line-break/>Font Color : #ababab</text:p>
      <text:p text:style-name="P5"/>
      <text:p text:style-name="P5">8</text:p>
      <text:p text:style-name="P5">Font Family : Roboto<text:line-break/>Font Weight : Bold<text:line-break/>Font Size :16 px<text:line-break/>Font Color : #373737</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2:41:38.48</meta:creation-date>
    <dc:date>2019-07-16T15:08:05.38</dc:date>
    <meta:editing-duration>PT9H3M12S</meta:editing-duration>
    <meta:editing-cycles>18</meta:editing-cycles>
    <meta:generator>LibreOffice/4.4.2.2$Windows_x86 LibreOffice_project/c4c7d32d0d49397cad38d62472b0bc8acff48dd6</meta:generator>
    <meta:document-statistic meta:table-count="0" meta:image-count="0" meta:object-count="0" meta:page-count="15" meta:paragraph-count="271" meta:word-count="2477" meta:character-count="13273" meta:non-whitespace-character-count="10754"/>
  </office:meta>
</office:document-meta>
</file>